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7b2" officeooo:paragraph-rsid="00169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ffanny Alexa Varela Banegas</text:p>
      <text:p text:style-name="P1">11811146</text:p>
      <text:p text:style-name="P1">https://github.com/TiffannyVarela/LabEXT_TiffannyVare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7:09:38.349865102</meta:creation-date>
    <dc:date>2019-06-24T17:10:20.250185995</dc:date>
    <meta:editing-duration>PT42S</meta:editing-duration>
    <meta:editing-cycles>1</meta:editing-cycles>
    <meta:document-statistic meta:table-count="0" meta:image-count="0" meta:object-count="0" meta:page-count="1" meta:paragraph-count="3" meta:word-count="6" meta:character-count="92" meta:non-whitespace-character-count="89"/>
    <meta:generator>LibreOffice/6.0.7.3$Linux_X86_64 LibreOffice_project/00m0$Build-3</meta:generator>
  </office:meta>
</office:document-meta>
</file>